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center" style:justify-single-word="false" fo:text-indent="0cm" style:auto-text-indent="false" style:writing-mode="lr-tb"/>
    </style:style>
    <style:style style:name="P3" style:family="paragraph" style:parent-style-name="Standard">
      <style:paragraph-properties fo:margin-left="0cm" fo:margin-right="0cm" fo:text-align="center" style:justify-single-word="false" fo:text-indent="0cm" style:auto-text-indent="false" style:writing-mode="lr-tb"/>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indent="0cm" style:auto-text-indent="false" style:writing-mode="lr-tb"/>
      <style:text-properties style:text-underline-style="solid" style:text-underline-width="auto" style:text-underline-color="font-color" fo:font-weight="bold" officeooo:rsid="000390fb" officeooo:paragraph-rsid="000390fb" style:font-weight-asian="bold" style:font-weight-complex="bold"/>
    </style:style>
    <style:style style:name="P5" style:family="paragraph" style:parent-style-name="Standard">
      <style:paragraph-properties fo:margin-left="0cm" fo:margin-right="0cm" fo:text-indent="0cm" style:auto-text-indent="false" style:writing-mode="lr-tb"/>
      <style:text-properties style:text-underline-style="solid" style:text-underline-width="auto" style:text-underline-color="font-color" fo:font-weight="bold" officeooo:rsid="00047b5b" officeooo:paragraph-rsid="00047b5b" style:font-weight-asian="bold" style:font-weight-complex="bold"/>
    </style:style>
    <style:style style:name="P6" style:family="paragraph" style:parent-style-name="Standard">
      <style:paragraph-properties fo:margin-left="0cm" fo:margin-right="0cm" fo:text-indent="0cm" style:auto-text-indent="false" style:writing-mode="lr-tb"/>
      <style:text-properties officeooo:paragraph-rsid="000390fb"/>
    </style:style>
    <style:style style:name="P7" style:family="paragraph" style:parent-style-name="Standard">
      <style:paragraph-properties fo:margin-left="0cm" fo:margin-right="0cm" fo:text-indent="0cm" style:auto-text-indent="false" style:writing-mode="lr-tb"/>
      <style:text-properties officeooo:paragraph-rsid="00047b5b"/>
    </style:style>
    <style:style style:name="P8" style:family="paragraph" style:parent-style-name="Standard">
      <style:paragraph-properties fo:margin-left="0cm" fo:margin-right="0cm" fo:text-indent="0cm" style:auto-text-indent="false" style:writing-mode="lr-tb"/>
      <style:text-properties style:text-underline-style="none" fo:font-weight="normal" officeooo:rsid="00047b5b" officeooo:paragraph-rsid="00047b5b" style:font-weight-asian="normal" style:font-weight-complex="normal"/>
    </style:style>
    <style:style style:name="P9" style:family="paragraph" style:parent-style-name="Standard">
      <style:paragraph-properties fo:margin-left="0cm" fo:margin-right="0cm" fo:text-indent="0cm" style:auto-text-indent="false" style:writing-mode="lr-tb"/>
      <style:text-properties style:text-underline-style="none" fo:font-weight="normal" officeooo:rsid="0005e98d" officeooo:paragraph-rsid="0005e98d" style:font-weight-asian="normal" style:font-weight-complex="normal"/>
    </style:style>
    <style:style style:name="P10" style:family="paragraph" style:parent-style-name="Standard">
      <style:paragraph-properties fo:margin-left="0cm" fo:margin-right="0cm" fo:text-indent="0cm" style:auto-text-indent="false" style:writing-mode="lr-tb"/>
      <style:text-properties style:text-underline-style="none" fo:font-weight="normal" officeooo:rsid="0009b00e" officeooo:paragraph-rsid="0009b00e" style:font-weight-asian="normal" style:font-weight-complex="normal"/>
    </style:style>
    <style:style style:name="P11" style:family="paragraph" style:parent-style-name="Standard" style:list-style-name="L2">
      <style:paragraph-properties fo:margin-left="0cm" fo:margin-right="0cm" fo:text-indent="0cm" style:auto-text-indent="false" style:writing-mode="lr-tb"/>
      <style:text-properties style:text-underline-style="none" fo:font-weight="normal" officeooo:rsid="0009b00e" officeooo:paragraph-rsid="0009b00e" style:font-weight-asian="normal" style:font-weight-complex="normal"/>
    </style:style>
    <style:style style:name="P12" style:family="paragraph" style:parent-style-name="Standard">
      <style:paragraph-properties fo:margin-left="0cm" fo:margin-right="0cm" fo:text-indent="0cm" style:auto-text-indent="false" style:writing-mode="lr-tb"/>
      <style:text-properties style:text-underline-style="none" fo:font-weight="bold" officeooo:rsid="00047b5b" officeooo:paragraph-rsid="00047b5b" style:font-weight-asian="bold" style:font-weight-complex="bold"/>
    </style:style>
    <style:style style:name="P13" style:family="paragraph" style:parent-style-name="Standard">
      <style:paragraph-properties fo:margin-left="0cm" fo:margin-right="0cm" fo:text-indent="0cm" style:auto-text-indent="false" style:writing-mode="lr-tb"/>
      <style:text-properties style:text-underline-style="none" fo:font-weight="bold" officeooo:rsid="0005e98d" officeooo:paragraph-rsid="0005e98d" style:font-weight-asian="bold" style:font-weight-complex="bold"/>
    </style:style>
    <style:style style:name="P14" style:family="paragraph" style:parent-style-name="Standard">
      <style:paragraph-properties fo:margin-left="0cm" fo:margin-right="0cm" fo:text-indent="0cm" style:auto-text-indent="false" style:writing-mode="lr-tb"/>
      <style:text-properties style:text-underline-style="none" fo:font-weight="bold" officeooo:rsid="0009b00e" officeooo:paragraph-rsid="0009b00e" style:font-weight-asian="bold" style:font-weight-complex="bold"/>
    </style:style>
    <style:style style:name="P15" style:family="paragraph" style:parent-style-name="Standard" style:list-style-name="L1">
      <style:paragraph-properties fo:margin-left="0cm" fo:margin-right="0cm" fo:text-indent="0cm" style:auto-text-indent="false" style:writing-mode="lr-tb"/>
      <style:text-properties fo:font-weight="normal" officeooo:rsid="0005e98d" officeooo:paragraph-rsid="0005e98d" style:font-weight-asian="normal" style:font-weight-complex="normal"/>
    </style:style>
    <style:style style:name="P16" style:family="paragraph" style:parent-style-name="Standard">
      <style:paragraph-properties fo:margin-left="0cm" fo:margin-right="0cm" fo:text-indent="0cm" style:auto-text-indent="false" style:writing-mode="lr-tb"/>
      <style:text-properties fo:font-weight="normal" officeooo:rsid="0005e98d" officeooo:paragraph-rsid="0005e98d"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390fb" style:font-weight-asian="bold" style:font-weight-complex="bold"/>
    </style:style>
    <style:style style:name="T3" style:family="text">
      <style:text-properties style:text-underline-style="solid" style:text-underline-width="auto" style:text-underline-color="font-color" fo:font-weight="bold" officeooo:rsid="00047b5b" style:font-weight-asian="bold" style:font-weight-complex="bold"/>
    </style:style>
    <style:style style:name="T4" style:family="text">
      <style:text-properties officeooo:rsid="000390fb"/>
    </style:style>
    <style:style style:name="T5" style:family="text">
      <style:text-properties officeooo:rsid="00047b5b"/>
    </style:style>
    <style:style style:name="T6" style:family="text">
      <style:text-properties fo:font-weight="normal" style:font-weight-asian="normal" style:font-weight-complex="normal"/>
    </style:style>
    <style:style style:name="T7" style:family="text">
      <style:text-properties style:text-underline-styl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3"/>
      <text:p text:style-name="P2"><text:span text:style-name="T2">Visitor Management</text:span><text:span text:style-name="T1"> System</text:span></text:p>
      <text:p text:style-name="P1"/>
      <text:p text:style-name="P1"><text:span text:style-name="T1">Introduction</text:span></text:p>
      <text:p text:style-name="P1"/>
      <text:p text:style-name="P1"><text:tab/><text:span text:style-name="T4">Visitor management system is a web application to track the visitors who enters the building</text:span>. <text:span text:style-name="T4">Through this applications all the visitor entry record is computerised by storing all the required details of the visitor.</text:span></text:p>
      <text:p text:style-name="P1"/>
      <text:p text:style-name="P4">Project Description</text:p>
      <text:p text:style-name="P6"><text:tab/>This application enables the <text:span text:style-name="T4">visitors to register visiting the place by providing the specific date</text:span>. <text:span text:style-name="T4">The admin who may be the approving authority, approves or denies the visitor request based on the details providing by the visitor. </text:span></text:p>
      <text:p text:style-name="P6"><text:span text:style-name="T4"><text:tab/>The visitor can check if the visit has been approved or not by logging-in to the portal. The gate keeper i.e. Security Gaurd or the competent authority, checks the list of the visitors registered and whether their visit is approved or not. If the visit is approved, the visitor is allowed to visit the place or building. If the visit is denied then the visitor is not allowed to enter the premises. In case if the approval is still in pending state, then Admin has to be contacted.</text:span></text:p>
      <text:p text:style-name="P1"/>
      <text:p text:style-name="P1"/>
      <text:p text:style-name="P1"><text:span text:style-name="T1">Tools and Technologies:</text:span></text:p>
      <text:p text:style-name="P1"/>
      <text:p text:style-name="P7"><text:span text:style-name="T5">1. </text:span>The application is developed using Java Spring boot as the backend technology. </text:p>
      <text:p text:style-name="P7"><text:span text:style-name="T5">2. The application is divided into two microservices, first microservice is to Login and Visitor registration services whereas the second microservice is meant for managing the admin and gate users.</text:span></text:p>
      <text:p text:style-name="P7"><text:span text:style-name="T5">3. </text:span>The front end is managed by using JSP pages.</text:p>
      <text:p text:style-name="P1"><text:span text:style-name="T5">4. </text:span>The database choosen for this application is MySQL database. mysql-connector-java is the library used for the connection facilitation of spring boot and MySQL.</text:p>
      <text:p text:style-name="P1"/>
      <text:p text:style-name="P1">Below are the tools used:</text:p>
      <text:p text:style-name="P1"><text:span text:style-name="T5">Spring Tool Suite</text:span> for developing the web application.</text:p>
      <text:p text:style-name="P1">MySQL workbench for all the database functionalities.</text:p>
      <text:p text:style-name="P1"/>
      <text:p text:style-name="P1"/>
      <text:p text:style-name="P7"><text:span text:style-name="T3">Code Structure, Features and Output screenshots</text:span></text:p>
      <text:p text:style-name="P5"/>
      <text:p text:style-name="P8"><text:tab/>As mentioned the coding is done using Spring boot framework. The structure of the project follows the MVC architecture. Below is the code structure:</text:p>
      <text:p text:style-name="P8"/>
      <text:p text:style-name="P12">Microservice 1: <text:span text:style-name="T6">visitormanagement</text:span></text:p>
      <text:p text:style-name="P12">Microservice 2: <text:span text:style-name="T6">visitormanagement2</text:span></text:p>
      <text:p text:style-name="P12"/>
      <text:p text:style-name="P13">Features</text:p>
      <text:list xml:id="list1291868462" text:style-name="L1">
        <text:list-item>
          <text:p text:style-name="P15"><text:span text:style-name="T7">Admin, Gate and Visitor Login</text:span></text:p>
        </text:list-item>
        <text:list-item>
          <text:p text:style-name="P15"><text:span text:style-name="T7">Visitor Registration</text:span></text:p>
        </text:list-item>
        <text:list-item>
          <text:p text:style-name="P15"><text:span text:style-name="T7">Visitor Edit and Delete Option</text:span></text:p>
        </text:list-item>
        <text:list-item>
          <text:p text:style-name="P15"><text:span text:style-name="T7">Admin Approve and Deny</text:span></text:p>
        </text:list-item>
        <text:list-item>
          <text:p text:style-name="P15"><text:span text:style-name="T7">Gate mark the entry or unmark the entry of the visitormanagement2</text:span></text:p>
        </text:list-item>
      </text:list>
      <text:p text:style-name="P16"><text:span text:style-name="T7"/></text:p>
      <text:p text:style-name="P12"/>
      <text:p text:style-name="P12"><text:soft-page-break/></text:p>
      <text:p text:style-name="P12"/>
      <text:p text:style-name="P12"/>
      <text:p text:style-name="P12"/>
      <text:p text:style-name="P13">Output Screenshots:</text:p>
      <text:p text:style-name="P9">Login:</text:p>
      <text:p text:style-name="P9">Copy the screenshots here</text:p>
      <text:p text:style-name="P12"/>
      <text:p text:style-name="P13">Project Structure:</text:p>
      <text:p text:style-name="P10">Code Structure:</text:p>
      <text:p text:style-name="P10">Database Structure:</text:p>
      <text:p text:style-name="P10"/>
      <text:p text:style-name="P14">Steps in developing the code</text:p>
      <text:list xml:id="list1638716229" text:style-name="L2">
        <text:list-item>
          <text:p text:style-name="P11">Used the Spring boot MVC architecture</text:p>
        </text:list-item>
        <text:list-item>
          <text:p text:style-name="P11">The project uses two tables, User and Visitor</text:p>
        </text:list-item>
        <text:list-item>
          <text:p text:style-name="P11">The user details like username and password are stored in User table along with the role of the user</text:p>
        </text:list-item>
        <text:list-item>
          <text:p text:style-name="P11">The visitor when registered will be added in Visitor table and User table as well</text:p>
        </text:list-item>
        <text:list-item>
          <text:p text:style-name="P11">Here in visitor case, the mobile number and ID number submitted by the visitor is used as username and password</text:p>
        </text:list-item>
        <text:list-item>
          <text:p text:style-name="P11">Visitor is privileged to edit or delete his/her details before the approval of the admin for his/her visit</text:p>
        </text:list-item>
        <text:list-item>
          <text:p text:style-name="P11">The admin is privileged to approve or deny before the visit date of the visitor.</text:p>
        </text:list-item>
        <text:list-item>
          <text:p text:style-name="P11">The gate keeper is privileged to allow or deny the visitor by the status of approval from admin.</text:p>
        </text:list-item>
        <text:list-item>
          <text:p text:style-name="P11">The code is divided into Controller, repository, model and services packages</text:p>
        </text:list-item>
      </text:list>
      <text:p text:style-name="P10"/>
      <text:p text:style-name="P14">References:</text:p>
      <text:p text:style-name="P10">1. Oracle Java Documentation</text:p>
      <text:p text:style-name="P10">2. Geeks for Geeks</text:p>
      <text:p text:style-name="P10">3. Tutorialspoint.com</text:p>
      <text:p text:style-name="P10">4. Stackoverflow.com</text:p>
      <text:p text:style-name="P10">5. <text:a xlink:type="simple" xlink:href="https://docs.spring.io/" text:style-name="Internet_20_link" text:visited-style-name="Visited_20_Internet_20_Link">https://docs.spring.io/</text:a></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2pt" fo:language="en" fo:country="IN"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6T20:50:42.387000000</meta:creation-date>
    <dc:date>2022-12-07T08:34:16.760000000</dc:date>
    <meta:editing-duration>PT9M42S</meta:editing-duration>
    <meta:editing-cycles>2</meta:editing-cycles>
    <meta:generator>LibreOffice/7.2.5.2$Windows_X86_64 LibreOffice_project/499f9727c189e6ef3471021d6132d4c694f357e5</meta:generator>
    <meta:document-statistic meta:table-count="0" meta:image-count="0" meta:object-count="0" meta:page-count="2" meta:paragraph-count="46" meta:word-count="506" meta:character-count="3069" meta:non-whitespace-character-count="2617"/>
  </office:meta>
</office:document-meta>
</file>